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2"/>
    <style:style style:name="T1" style:family="text">
      <style:text-properties style:text-position="super 58%"/>
    </style:style>
    <style:style style:name="T2" style:family="text">
      <style:text-properties style:text-position="super 58%" style:font-name="Arial" fo:font-weight="normal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Date:<text:tab/>17</text:span><text:span text:style-name="T2">th</text:span><text:span text:style-name="T3"> February 2017</text:span></text:p>
      <text:p text:style-name="P2">Time:<text:tab/>13:00 – 20:00</text:p>
      <text:p text:style-name="P2">Place:<text:tab/>Atrium Building 1.18</text:p>
      <text:p text:style-name="P2"/>
      <text:p text:style-name="P2">Attendees: D Fryer, V Dia, M Smuts</text:p>
      <text:p text:style-name="P2"/>
      <text:p text:style-name="P2"/>
      <text:p text:style-name="P2">The meeting was held to test the room for the pilot, move and test the Games departments computers and load the game to check for errors.</text:p>
      <text:p text:style-name="P2"/>
      <text:p text:style-name="P2">MS had his card access updated to include the psychology labs.</text:p>
      <text:p text:style-name="P2"/>
      <text:p text:style-name="P2">There were a number of issues with the game and the space:</text:p>
      <text:p text:style-name="P2"/>
      <text:list xml:id="list8298827104835570683" text:style-name="L2">
        <text:list-item>
          <text:p text:style-name="P7"><text:span text:style-name="T4">The room is quite small. We decided that DF would be the only person with the participants and that we would wait in room 1.17 in-case we are needed.</text:span></text:p>
        </text:list-item>
        <text:list-item>
          <text:p text:style-name="P7"><text:span text:style-name="T4">The sound in the game was quiet and after trying to fix this in the room MS decided to take this home as a task.</text:span></text:p>
        </text:list-item>
        <text:list-item>
          <text:p text:style-name="P7"><text:span text:style-name="T4">When the game is built the shader change in level 5 no longer works. There does not seem to be a reason. We are going to run the game from the Unity editor to avoid this problem.</text:span></text:p>
        </text:list-item>
        <text:list-item>
          <text:p text:style-name="P7"><text:span text:style-name="T4">Items need to be repositioned in the game to make them more accessible. </text:span></text:p>
        </text:list-item>
        <text:list-item>
          <text:p text:style-name="P7"><text:span text:style-name="T4">The position of the headset from the screen was set in the lab as it is different on MS home system.</text:span></text:p>
        </text:list-item>
      </text:list>
      <text:p text:style-name="P2"/>
      <text:p text:style-name="P2">On Monday MS and VD will meet in the room 1.18 to finish the setup. We will then do a “dry run” with DF from 12:00 ready for the first group at 14:00.</text:p>
      <text:p text:style-name="P2"/>
      <text:p text:style-name="P2"/>
      <text:p text:style-name="P1">Errors and Omissions – please let me k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</meta:initial-creator>
    <meta:creation-date>2016-05-02T11:45:29.10</meta:creation-date>
    <dc:date>2017-02-19T23:47:59.38</dc:date>
    <dc:creator>Home </dc:creator>
    <meta:editing-duration>PT13H16M52S</meta:editing-duration>
    <meta:editing-cycles>26</meta:editing-cycles>
    <meta:generator>OpenOffice/4.1.2$Win32 OpenOffice.org_project/412m3$Build-9782</meta:generator>
    <meta:document-statistic meta:table-count="0" meta:image-count="0" meta:object-count="0" meta:page-count="1" meta:paragraph-count="14" meta:word-count="239" meta:character-count="1168"/>
  </office:meta>
</office:document-meta>
</file>